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731b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731b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731b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731b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731b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731b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731b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31b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731b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731b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731b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731b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731b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731b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731b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731b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731b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Oskarly Daniela Lopez Rier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1/10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17025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Oscar Jose Lopez Colomb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70465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4.10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9" meta:non-whitespace-character-count="1001"/>
    <meta:template xlink:type="simple" xlink:actuate="onRequest" xlink:title="Normal" xlink:href=""/>
  </office:meta>
</office:document-meta>
</file>